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C8000000B9EDC87455.gif" manifest:media-type="image/gif"/>
  <manifest:file-entry manifest:full-path="Pictures/100002010000017C0000017C117D9E8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Verdana" svg:font-family="Verdana, 'Lucida Grande', Lucid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paragraph-properties fo:text-align="start" style:justify-single-word="false" fo:break-before="page"/>
      <style:text-properties fo:font-size="13pt" fo:language="fr" fo:country="FR" fo:font-weight="normal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language="fr" fo:country="FR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draw:frame draw:style-name="fr1" draw:name="images3" text:anchor-type="paragraph" svg:y="0.293cm" svg:width="12.282cm" svg:height="12.282cm" draw:z-index="0"><draw:image xlink:href="Pictures/100002010000017C0000017C117D9E8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s1" text:anchor-type="paragraph" svg:y="0.367cm" svg:width="3.47cm" svg:height="3.209cm" draw:z-index="1"><draw:image xlink:href="Pictures/10000000000000C8000000B9EDC87455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anard WebGL</text:p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Verdana" svg:font-family="Verdana, 'Lucida Grande', Lucid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mor </meta:initial-creator>
    <meta:creation-date>2013-12-05T23:46:12</meta:creation-date>
    <dc:date>2013-12-06T06:30:58</dc:date>
    <dc:creator>namor </dc:creator>
    <meta:editing-duration>PT1H13M19S</meta:editing-duration>
    <meta:editing-cycles>7</meta:editing-cycles>
    <meta:generator>LibreOffice/3.5$Linux_X86_64 LibreOffice_project/350m1$Build-2</meta:generator>
    <meta:document-statistic meta:table-count="0" meta:image-count="2" meta:object-count="0" meta:page-count="3" meta:paragraph-count="1" meta:word-count="2" meta:character-count="12" meta:non-whitespace-character-count="11"/>
  </office:meta>
</office:document-meta>
</file>